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0.3646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justify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3.5pt" fo:letter-spacing="normal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3.5pt" fo:letter-spacing="normal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1.1043in"/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4" style:family="paragraph" style:parent-style-name="Standard">
      <style:text-properties fo:font-size="15pt" style:font-size-asian="15pt" style:font-size-complex="15pt"/>
    </style:style>
    <style:style style:name="P25" style:family="paragraph" style:parent-style-name="Standard"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6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bold" style:font-size-asian="15pt" style:font-weight-asian="bold" style:font-size-complex="15pt" style:font-weight-complex="bold"/>
    </style:style>
    <style:style style:name="P27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bold" style:font-size-complex="15pt" style:font-weight-complex="bold"/>
    </style:style>
    <style:style style:name="P28" style:family="paragraph" style:parent-style-name="Standard">
      <style:text-properties fo:font-variant="normal" fo:text-transform="none" fo:color="#222222" style:font-name="Times New Roman" fo:font-size="15pt" fo:letter-spacing="normal" fo:font-style="normal" fo:font-weight="normal" style:font-size-asian="15pt" style:font-weight-asian="normal" style:font-size-complex="15pt" style:font-weight-complex="normal"/>
    </style:style>
    <style:style style:name="P29" style:family="paragraph" style:parent-style-name="Standard"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30" style:family="paragraph" style:parent-style-name="Standard">
      <style:text-properties fo:font-size="14.5pt" style:font-size-asian="14.5pt" style:font-size-complex="14.5pt"/>
    </style:style>
    <style:style style:name="P31" style:family="paragraph" style:parent-style-name="Standard">
      <style:text-properties fo:font-size="14.5pt" fo:font-weight="bold" style:font-size-asian="14.5pt" style:font-weight-asian="bold" style:font-size-complex="14.5pt" style:font-weight-complex="bold"/>
    </style:style>
    <style:style style:name="P32" style:family="paragraph" style:parent-style-name="Standard">
      <style:text-properties fo:font-size="14.5pt" fo:font-weight="normal" style:font-size-asian="14.5pt" style:font-weight-asian="normal" style:font-size-complex="14.5pt" style:font-weight-complex="normal"/>
    </style:style>
    <style:style style:name="P33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34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variant="normal" fo:text-transform="none" fo:color="#222222" style:font-name="Times New Roman" fo:letter-spacing="normal"/>
    </style:style>
    <style:style style:name="T7" style:family="text">
      <style:text-properties fo:font-variant="normal" fo:text-transform="none" fo:color="#222222" style:font-name="Times New Roman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22222" style:font-name="Times New Roman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222222" style:font-name="Times New Roman" fo:font-size="15pt" fo:letter-spacing="normal" style:font-size-asian="15pt" style:font-size-complex="15pt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7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hur June 14, 2018 <text:span text:style-name="T2">5.75 miles</text:span></text:p>
      <text:p text:style-name="P3">I ran with 8 other runners on the Meadville High track.</text:p>
      <text:p text:style-name="P3">Warm up: 2 miles in 19:54 and ½ mile jog</text:p>
      <text:p text:style-name="P3">Run: 6 x 400 meters with 400 meter jogs before each run and ½ mile jog at the end</text:p>
      <text:p text:style-name="P3">Times for 400 meter run: 1:59, 1:57, 157, 1:48, 1:56, 1:46</text:p>
      <text:p text:style-name="P3">Jogs before runs about 3:30</text:p>
      <text:p text:style-name="P3"/>
      <text:p text:style-name="P1">Thurs June 21, 2018 <text:span text:style-name="T2">5.75 miles</text:span> <text:s/></text:p>
      <text:p text:style-name="P1">I ran with Mark, Kerstin and Gary on the high school track.</text:p>
      <text:p text:style-name="P1">Warm up: 1mile walk in 14:06, 1.25 mile run in 11:55 and a few minute rest</text:p>
      <text:p text:style-name="P1">Run: </text:p>
      <text:p text:style-name="P1">1 x 200m in 54s and 200m jog</text:p>
      <text:p text:style-name="P1">6 x 400m with 400m jogs between the runs</text:p>
      <text:p text:style-name="P1">Times for the 400's: 1:50, 1:50, 1:47, 1:43, 1:44, 1:40 Average=1:46</text:p>
      <text:p text:style-name="P1">400m jogs averaged about 3:20</text:p>
      <text:p text:style-name="P1">Warm down: ½ mile jog</text:p>
      <text:p text:style-name="P1"/>
      <text:p text:style-name="P2">Thurs June 28, 2013 <text:s/><text:span text:style-name="T2">3.75 miles</text:span></text:p>
      <text:p text:style-name="P2">I ran with 4 other runners on the high school track. <text:s/></text:p>
      <text:p text:style-name="P2">First I ran 1 mile in 9:45. <text:s/>Then I jogged about 2.75 miles while I timed other runners who were running an interval workout. <text:s/>I didn't want to run intervals because I plan to run a 10K race on Saturday.</text:p>
      <text:p text:style-name="P2"/>
      <text:p text:style-name="P2">Thurs July 5, 2018 <text:span text:style-name="T2">3 miles</text:span> <text:s/></text:p>
      <text:p text:style-name="P2">I ran with other runners on the high school track. <text:s/>We ran intervals.</text:p>
      <text:p text:style-name="P2">I didn't run a lot because I plan on running a 5K on Saturday.</text:p>
      <text:p text:style-name="P2">Warm up: 1 mile in about 10:00.</text:p>
      <text:p text:style-name="P2">Run: 1 x 200 m in 53s and jog 200 m</text:p>
      <text:p text:style-name="P2">4 x 400m with a 400m jog between each run.</text:p>
      <text:p text:style-name="P2">Times for 400's: 1:54, 2:03, 1:59, 1:54</text:p>
      <text:p text:style-name="P2"/>
      <text:p text:style-name="P2">Thurs July 12, 2018 <text:span text:style-name="T2">3 miles </text:span></text:p>
      <text:p text:style-name="P2">I ran with Mark, Tim, Rod and Chance on the high school track.</text:p>
      <text:p text:style-name="P2">Warm up: 1 mile in about 10:30</text:p>
      <text:p text:style-name="P2">Run: 1 x 200 m in 58s and jogged 200m</text:p>
      <text:p text:style-name="P2">4 x 400m with a 400m jog between the 400m runs</text:p>
      <text:p text:style-name="P2">Times for the 400m runs: 1:50, 1:43, 1:58, 1:54</text:p>
      <text:p text:style-name="P2"/>
      <text:p text:style-name="P2"/>
      <text:p text:style-name="P2"><text:soft-page-break/>Thur July 19, 2018 <text:span text:style-name="T2">4 miles</text:span></text:p>
      <text:p text:style-name="P2">I ran with 5 other runners on the high school track.</text:p>
      <text:p text:style-name="P2">Warm up: 1.5 miles at various paces.</text:p>
      <text:p text:style-name="P2">Run: 2 x ½ mile and 2 x ¼ mile with a ¼ mile jog after each run.</text:p>
      <text:p text:style-name="P2">Times: 3:49, 3:46, 1:57, 1:53</text:p>
      <text:p text:style-name="P2"/>
      <text:p text:style-name="P2">Thur July 26, 2018<text:span text:style-name="T2"> 6.25 miles</text:span> <text:s text:c="2"/></text:p>
      <text:p text:style-name="P2">I ran on the high school track with 4 other runners.</text:p>
      <text:p text:style-name="P2"><text:span text:style-name="T2">Warm up</text:span>: 1 mile in 9:31, rest 2 minutes, 1 mile in 10:25, rest 3 minutes</text:p>
      <text:p text:style-name="P2"><text:span text:style-name="T2">Run</text:span>:1/8 mile(58s), ¼ mile(1:59), ½ mile(3:58),</text:p>
      <text:p text:style-name="P2"><text:s text:c="10"/>¾ mile(5:58), ½ mile(3:57), ¼ mile(1:54), ¼ mile(1:51)</text:p>
      <text:p text:style-name="P2">We jogged 1/8 mile after the first run and ¼ mile after each of the others. </text:p>
      <text:p text:style-name="P2"/>
      <text:p text:style-name="P2">Thur Aug 9, 2018 <text:span text:style-name="T2">4.6 miles</text:span> </text:p>
      <text:p text:style-name="P2"><text:s/>I ran with 6 other runners on the 510 m Greendale Cemetery loop.</text:p>
      <text:p text:style-name="P2"><text:span text:style-name="T2">Warm up</text:span>: 1.3 miles</text:p>
      <text:p text:style-name="P2"><text:span text:style-name="T2">Run:</text:span> 6 x cemetery loop (510 m) with 300 m jog after each. <text:s/>Jogs took about 3:30.</text:p>
      <text:p text:style-name="P2">Times for 510 m runs: 2:30, 2:28, 2:25, 2:23, 2:22, 2:14 (7:03/mile pace for the last one)</text:p>
      <text:p text:style-name="P2">Average time: <text:s/>2:24 which is 7:34/mile pace. </text:p>
      <text:p text:style-name="P2">Total ascent along the loop: 22 feet</text:p>
      <text:p text:style-name="P2"><text:span text:style-name="T2">Warm down:</text:span> 0.3 miles</text:p>
      <text:p text:style-name="P2"/>
      <text:p text:style-name="P2">Thur Aug 16, 2018 <text:span text:style-name="T2">5 miles</text:span></text:p>
      <text:p text:style-name="P2">I ran with 5 other runners on the Greendale Cemetery 510 meter loop.</text:p>
      <text:p text:style-name="P6">Warm up:<text:span text:style-name="T3"> 1.25 miles at various paces</text:span></text:p>
      <text:p text:style-name="P6">Run: <text:span text:style-name="T3">5 x 800 meters with 300 m jogs between the runs. <text:s/></text:span></text:p>
      <text:p text:style-name="P6">Time between runs: <text:span text:style-name="T3"><text:s/>about 4:20</text:span></text:p>
      <text:p text:style-name="P6">Times for runs: <text:span text:style-name="T3">4:00, 3:51, 3:51, 3:48, 3:53 </text:span></text:p>
      <text:p text:style-name="P6">Warm down: <text:span text:style-name="T3">600 m jog</text:span></text:p>
      <text:p text:style-name="P2"/>
      <text:p text:style-name="P4">Thurs Aug 30, 2018 <text:span text:style-name="T2">5.5 miles</text:span> <text:s text:c="2"/></text:p>
      <text:p text:style-name="P4">I ran with 3 other runners on the 510 meter Greendale Cemetery loop.</text:p>
      <text:p text:style-name="P4"><text:span text:style-name="T2">warm up: </text:span><text:s/>2 miles at various paces</text:p>
      <text:p text:style-name="P4"><text:span text:style-name="T2">Run: </text:span><text:s/>1 x 200 m, 1 x 510 m, 2 x 800 m, 1 x 510 m, 1 x 200 m</text:p>
      <text:p text:style-name="P4">The two 200 m runs were uphill all the way.</text:p>
      <text:p text:style-name="P4">We jogged about 300 m between each run. <text:s/>These jogs took about 3:50.</text:p>
      <text:p text:style-name="P4"><text:span text:style-name="T2">Times for the runs:</text:span> <text:s/>60 s, 2:28, 3:48, 3:48, 2:26, 52 s</text:p>
      <text:p text:style-name="P4"><text:span text:style-name="T2">warm down:</text:span> 0.6 mile jog</text:p>
      <text:p text:style-name="P4"><text:soft-page-break/>Thur Sept 6, 2018 <text:span text:style-name="T2">5.6 miles</text:span></text:p>
      <text:p text:style-name="P2">I ran with 4 other runners on the 510 m Greendale Cemetery loop. </text:p>
      <text:p text:style-name="P2"><text:span text:style-name="T2">Warm up</text:span>: 1 mile by myself and one mile with the other runners. </text:p>
      <text:p text:style-name="P2"><text:span text:style-name="T2">Run:</text:span> 6 x cemetery loop (510 m). <text:s/>The 300 m jogs between runs were about 3:30.</text:p>
      <text:p text:style-name="P2">Times for 510 m runs for most of us: 2:24, 2:22, 2:23, 2:14, 2:29, 2:17 </text:p>
      <text:p text:style-name="P2">Average time: <text:s/>2:22 which is 7:28/mile pace. The fastest one at 7:03/mile pace.</text:p>
      <text:p text:style-name="P2">Total ascent along the loop: 22 feet <text:s/><text:span text:style-name="T2">Warm down:</text:span> 0.6 miles</text:p>
      <text:p text:style-name="P2">Four weeks ago Rod Brest and I averaged 2:24 for the 6 runs. <text:s/></text:p>
      <text:p text:style-name="P2"/>
      <text:p text:style-name="P4">Thur Sept 13, 2018 <text:span text:style-name="T2">4.7 miles</text:span></text:p>
      <text:p text:style-name="P4">I ran with 4 other runners on the Greendale cemetery loop. <text:s/></text:p>
      <text:p text:style-name="P7">warm up: <text:span text:style-name="T3">1.5 miles at various paces and rested a few minutes.</text:span></text:p>
      <text:p text:style-name="P7">Runs and times:<text:span text:style-name="T3"> 2x255 m (½ loop = 255 m), 1:11, 1:11</text:span></text:p>
      <text:p text:style-name="P4"><text:s text:c="29"/>3x510 m (1 loop = 510 m), <text:s/>2:25, 2:24, 2:22 <text:s/></text:p>
      <text:p text:style-name="P4"><text:s text:c="29"/>1x1020 m (2 loops), 2:23 + 2:21 = 4:44</text:p>
      <text:p text:style-name="P4">Average pace per 510 meters: 2:23 which is about the same as last week when we ran 6x510 m. We jogged about 250 meters between runs. <text:span text:style-name="T2">warm down:</text:span> ½ mile jog</text:p>
      <text:p text:style-name="P4"/>
      <text:p text:style-name="P4"><text:span text:style-name="T3">Thur Sept 20, 2018 </text:span><text:span text:style-name="T2">5.5 miles</text:span></text:p>
      <text:p text:style-name="P5">I ran with 5 other runners on the 510 m cemetery loop. Times below are my times.</text:p>
      <text:p text:style-name="P7">warm up: <text:span text:style-name="T3">2 miles at various paces and rested a few minutes.</text:span></text:p>
      <text:p text:style-name="P7">Runs and times:<text:span text:style-name="T3"> 1x255 m (½ loop = 255 m), 69 s <text:s text:c="3"/>(7:15/mile)</text:span></text:p>
      <text:p text:style-name="P4"><text:s text:c="29"/>1x510 m (1 loop = 510 m), 2:25 <text:s text:c="3"/>(7:36/mile) </text:p>
      <text:p text:style-name="P4"><text:s text:c="29"/>1x765 m (1.5 loops =765 m), 3:33 (7:27/mile)</text:p>
      <text:p text:style-name="P4"><text:s text:c="29"/>1x765 m, 3:23 <text:s text:c="2"/>(7:06/mile) </text:p>
      <text:p text:style-name="P4"><text:s text:c="29"/>1x510 m, 2:13 <text:s text:c="2"/>(7:00/mile)</text:p>
      <text:p text:style-name="P4"><text:s text:c="29"/>1x255 m, 60.5 s (6:21/mile) </text:p>
      <text:p text:style-name="P4">Average pace per 510 meters: 2:17 (7:12/mile), <text:s/>faster than I have been running. We jogged about 250 meters between runs. <text:span text:style-name="T2">warm down:</text:span> 3/4 mile jog </text:p>
      <text:p text:style-name="P24"><text:s/></text:p>
      <text:p text:style-name="P4">Thur Sept 27, 2018 <text:span text:style-name="T2">5.2 miles</text:span></text:p>
      <text:p text:style-name="P4">I ran with Mark and Chance on the Greendale cemetery loop. <text:s/></text:p>
      <text:p text:style-name="P7">warm up: <text:span text:style-name="T3">2 miles at various paces and rested a few minutes.</text:span></text:p>
      <text:p text:style-name="P7">Runs and times:<text:span text:style-name="T3"> 2x255 m (½ loop = 255 m), 1:11, 1:09</text:span></text:p>
      <text:p text:style-name="P4"><text:s text:c="29"/>3x510 m (1 loop = 510 m), <text:s/>2:25, 2:22, 2:21 <text:s/></text:p>
      <text:p text:style-name="P4"><text:s text:c="29"/>1x1020 m (2 loops), 2:20 + 2:20 = 4:40</text:p>
      <text:p text:style-name="P4">Average pace per 510 meters: 2:21</text:p>
      <text:p text:style-name="P4">We jogged about 250 meters between runs.</text:p>
      <text:p text:style-name="P24"><text:span text:style-name="T4">warm down:</text:span><text:span text:style-name="T5"> ½ mile jog <text:s/></text:span><text:s/><text:span text:style-name="T4"><text:s/></text:span><text:span text:style-name="T3"><text:s text:c="2"/></text:span></text:p>
      <text:p text:style-name="P24"><text:soft-page-break/><text:span text:style-name="T7">Wed Oct 31, 2018 </text:span><text:span text:style-name="T8">4.2 miles</text:span></text:p>
      <text:p text:style-name="P26">warm up: <text:span text:style-name="T3">1 mile in 9:45 </text:span></text:p>
      <text:p text:style-name="P27"><text:span text:style-name="T1">Run:</text:span><text:span text:style-name="T10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28">My times: 3:50, 3:46, 3:42, 3:37 </text:p>
      <text:p text:style-name="P28">My average pace for the last interval was 7:36/mile.</text:p>
      <text:p text:style-name="P24"><text:span text:style-name="T8">warm down: </text:span><text:span text:style-name="T7">0.8 mile jog</text:span> </text:p>
      <text:p text:style-name="P24"/>
      <text:p text:style-name="P25">Thur Nov 8, 2018 <text:span text:style-name="T2">4 miles</text:span> </text:p>
      <text:p text:style-name="P4">I ran with 5 other runners on the Geendale Cemetery 510 m loop.</text:p>
      <text:p text:style-name="P4"><text:span text:style-name="T2">warm up:</text:span> 1 mile</text:p>
      <text:p text:style-name="P4"><text:span text:style-name="T2">Run:</text:span> 6 x 1 loop with a 250 m jog between each of the runs. The jogs took about 4:00.</text:p>
      <text:p text:style-name="P4">Times: 2:35, 2:29, 2:30, 2:19, 2:39, 2:24</text:p>
      <text:p text:style-name="P4">The average pace for the fastest run is 7:19/mile.</text:p>
      <text:p text:style-name="P4"/>
      <text:p text:style-name="P8">2019</text:p>
      <text:p text:style-name="P8"/>
      <text:p text:style-name="P9">Wed May 29, 2019 <text:span text:style-name="T2">4.75 miles</text:span></text:p>
      <text:p text:style-name="P9">I ran intervals on the high school track with our summer running group.</text:p>
      <text:p text:style-name="P10">warm up: <text:span text:style-name="T3">1.25 miles on my own at about 10:00/mile pace and about 0.75 miles with the group at various paces</text:span></text:p>
      <text:p text:style-name="P10">Run:<text:span text:style-name="T3"> 1 x 200m, my time: 53s, <text:s/>a 200m jog</text:span></text:p>
      <text:p text:style-name="P9">5 x 400m with 400m jog after each</text:p>
      <text:p text:style-name="P9">My times for the 5 runs: 1:58, 1:57, 1:55, 1:53, 1:49</text:p>
      <text:p text:style-name="P9"/>
      <text:p text:style-name="P11">Wed June 5, 2019 <text:span text:style-name="T2">8 miles</text:span></text:p>
      <text:p text:style-name="P11">In the morning I ran on the high school track. My ankle is better than yesterday.</text:p>
      <text:p text:style-name="P11">I jogged ¼ mile, ran 3 miles in 28:08, rested 4 minutes and jogged ½ mile.</text:p>
      <text:p text:style-name="P11">Splits for 3 miles: 10:00, 9:21, 8:48 <text:s/>Average pace: 9:23</text:p>
      <text:p text:style-name="P11">In the afternoon I ran on the high school track with our running group.</text:p>
      <text:p text:style-name="P11"><text:span text:style-name="T2">warm up:</text:span> 2 miles in 10:00 and 10:34 and rested about 4:00</text:p>
      <text:p text:style-name="P11"><text:span text:style-name="T2">Run:</text:span> 1 x 200m and 4 x 600m with a 200m slow jog after each.</text:p>
      <text:p text:style-name="P11">Times: 56s, 2:57, 2:59, 2:58, 2:54</text:p>
      <text:p text:style-name="P8"/>
      <text:p text:style-name="P11"><text:soft-page-break/>Wed June 12, 2019 <text:span text:style-name="T2">6 miles</text:span></text:p>
      <text:p text:style-name="P11">I ran on the high school track with our running group.</text:p>
      <text:p text:style-name="P11"><text:span text:style-name="T2">warm up:</text:span> 2 miles in 21 minutes, ¼ mile of drills, </text:p>
      <text:p text:style-name="P11">rest a 2 minutes, ½ mile in 4:48, rested 4 minutes</text:p>
      <text:p text:style-name="P11"><text:span text:style-name="T2">Run:</text:span> 200m, 400m, 3 x 600m, 400m, 200m </text:p>
      <text:p text:style-name="P12">Times: <text:span text:style-name="T3">58s, 2:02, 3:03, 3:02, 3:00, 1:59, 54s</text:span></text:p>
      <text:p text:style-name="P11">Each of the 7 runs was followed by a slow 3.5 minute jog after each.</text:p>
      <text:p text:style-name="P11"/>
      <text:p text:style-name="P10"><text:span text:style-name="T3">Wed June 19, 2019 </text:span>2.5 miles<text:span text:style-name="T3"> </text:span></text:p>
      <text:p text:style-name="P9">I ran on the high school track with our running group.</text:p>
      <text:p text:style-name="P10">warm up:<text:span text:style-name="T3"> 1 mile in about 11 minutes </text:span></text:p>
      <text:p text:style-name="P10">Run:<text:span text:style-name="T3"> 3 x ¼ mile with a ¼ mile jog after each.</text:span></text:p>
      <text:p text:style-name="P9">Times for runs: 1:57, 1:58, 1:47</text:p>
      <text:p text:style-name="P9"/>
      <text:p text:style-name="P9">Mon July 1, 2109 <text:span text:style-name="T2">5.6 miles</text:span> </text:p>
      <text:p text:style-name="P9">I ran with our running group on the high school track. <text:s/>We had 11 runners.</text:p>
      <text:p text:style-name="P9"><text:span text:style-name="T2">warm up:</text:span> 2.75 miles at about 10:40/mile and rest a few minutes.</text:p>
      <text:p text:style-name="P9"><text:span text:style-name="T2">Run:</text:span> 1 x 200m in 58s and a 200m jog</text:p>
      <text:p text:style-name="P9">7 x 400m with a 300m jog in about 3:30 after each run. <text:s/></text:p>
      <text:p text:style-name="P9">Times for the 400's: 2:00, 1:58, 1:57, 1:56, 1:55, 1:49, 1:45</text:p>
      <text:p text:style-name="P9">The runs got easier as I ran.</text:p>
      <text:p text:style-name="P9"/>
      <text:p text:style-name="P11"><text:span text:style-name="T3">Mon July 8, 2019 </text:span><text:span text:style-name="T2">5 miles <text:s/></text:span></text:p>
      <text:p text:style-name="P11">I ran with 11 other runners on the high school track.</text:p>
      <text:p text:style-name="P11"><text:span text:style-name="T2">warm up:</text:span> 1 mile in 9:37, rest 45s, 1 mile in 10:02, rest about 4 minutes</text:p>
      <text:p text:style-name="P11"><text:span text:style-name="T2">Run:</text:span> <text:s/>1 x 200m, 1 x 400m, 1 x 800m, 1 x 1200m, 1 x 200m,</text:p>
      <text:p text:style-name="P11">Times: 55s, 1:52, 3:57, 6:00 </text:p>
      <text:p text:style-name="P11">We jogged 200m after the first and last runs and 400m after all the others.</text:p>
      <text:p text:style-name="P12">Warm down: <text:span text:style-name="T3">400m jog.</text:span></text:p>
      <text:p text:style-name="P11"/>
      <text:p text:style-name="P13"><text:span text:style-name="T3">Wed July 10, 2019 </text:span><text:span text:style-name="T2">7.25 miles</text:span></text:p>
      <text:p text:style-name="P13"><text:span text:style-name="T2">I the morning </text:span>I walked and ran 4 miles on the high school track. I walked about 110 yards at the beginning of each half mile and averaged 10:57/mile.</text:p>
      <text:p text:style-name="P13">Walking pace: about 15:00/mile, Running pace about 10:20/mile</text:p>
      <text:p text:style-name="P13"><text:span text:style-name="T2">In the afternoon</text:span> I ran 3.25 miles with our running group on the high school track in near 90 degree temperatures. <text:s/>This run included 1 x 200m and 4 x 400m. <text:s/></text:p>
      <text:p text:style-name="P23"><text:span text:style-name="T9">Times: 58s for the 200m and about 2:00 for the 400's.</text:span><text:span text:style-name="T6"> </text:span></text:p>
      <text:p text:style-name="P15"><text:soft-page-break/><text:span text:style-name="T6">Mon July 15, 2019 </text:span>4 miles<text:span text:style-name="T6"> </text:span></text:p>
      <text:p text:style-name="P15">I ran on the high school track with our running group.</text:p>
      <text:p text:style-name="P15"><text:span text:style-name="T2">warm up:</text:span> <text:s/>1.25 miles at various paces and rest a few minutes</text:p>
      <text:p text:style-name="P17">Run:<text:span text:style-name="T3"> 1 x 200m, 2 x 400, 1 x 1600m, 1 x 200m,</text:span></text:p>
      <text:p text:style-name="P15">Times: 56s, 2:03, 1:59, 8:00 (splits: 2:06, 2:04, 2:00, 2:00), 56s</text:p>
      <text:p text:style-name="P15">We jogged 200m after the first and last runs and 400m after all the others.</text:p>
      <text:p text:style-name="P15"/>
      <text:p text:style-name="P15">Wed July 17, 2019 <text:span text:style-name="T2">3 miles</text:span> </text:p>
      <text:p text:style-name="P15">I ran 3 miles with our running group on the high school track.</text:p>
      <text:p text:style-name="P15">This run included 1 x 200m and 4 x 400m. <text:s/></text:p>
      <text:p text:style-name="P15">Times: 55s for the 200m and 1:55, 1:55, 1:52 and 1:52 for the 400's. </text:p>
      <text:p text:style-name="P15"/>
      <text:p text:style-name="P30">Mon July 29, 2019 <text:span text:style-name="T2">4.3 miles</text:span></text:p>
      <text:p text:style-name="P30">I ran with our running group on the Greendale Cemetery 510 meter loop.</text:p>
      <text:p text:style-name="P31">warm up: <text:span text:style-name="T3">1.3 miles</text:span></text:p>
      <text:p text:style-name="P31">Run: <text:span text:style-name="T3">1 x 200m (54s mainly downhill) and jog 300m</text:span></text:p>
      <text:p text:style-name="P32">5 x 510m with about a 300m jog between the runs</text:p>
      <text:p text:style-name="P32">My times: 2:34, 2:34, 2:29, 2:30, 2:21</text:p>
      <text:p text:style-name="P31">Warm down:<text:span text:style-name="T3"> 510m jog</text:span></text:p>
      <text:p text:style-name="P32"/>
      <text:p text:style-name="P29"><text:span text:style-name="T3">Sat Aug 3, 2019 </text:span><text:span text:style-name="T2">5.8 miles</text:span></text:p>
      <text:p text:style-name="P15">I ran with our running group in Greendale Cemetery. <text:s/></text:p>
      <text:p text:style-name="P17">warm up: <text:s/><text:span text:style-name="T3">1.3 miles</text:span></text:p>
      <text:p text:style-name="P17">Run:<text:span text:style-name="T3"> 3 x 1.5 miles: The 1.5 mile course went up, down, up and down on the cemetery main road. <text:s/>There was a total ascent of 176 feet over the 1.5 miles. <text:s/>We rested about 4 minutes after the first and second run.</text:span></text:p>
      <text:p text:style-name="P15">Times and paces: 15:11 (10:07/mi), 13:50 (9:13/mi), 13:04 (8:43/mi)</text:p>
      <text:p text:style-name="P9"/>
      <text:p text:style-name="P15">Mon Aug 5, 2019 <text:s/><text:span text:style-name="T2">6.9 miles</text:span></text:p>
      <text:p text:style-name="P15">In the morning I ran 1 mile on a hill with a 250 foot ascent and no descent.</text:p>
      <text:p text:style-name="P15">In the afternoon I ran with our running group on the Greendale Cemetery loop.</text:p>
      <text:p text:style-name="P15"><text:span text:style-name="T2">warm up:</text:span> <text:s/>2.25 miles and rest about 8 minutes</text:p>
      <text:p text:style-name="P15"><text:span text:style-name="T2">Runs and my times:</text:span> </text:p>
      <text:p text:style-name="P15">1x255 m (½ loop = 255 m), 74s </text:p>
      <text:p text:style-name="P15">1x510 m (1 loop = 510 m), <text:s/>2:34 </text:p>
      <text:p text:style-name="P15">1x765 m (1.5 loops =765 m), 4:00</text:p>
      <text:p text:style-name="P15">1x765 m, 3:41 </text:p>
      <text:p text:style-name="P15">1x510 m, 2:21 </text:p>
      <text:p text:style-name="P15">1x255 m, 62s</text:p>
      <text:p text:style-name="P15">We jogged about 255m between the runs. <text:span text:style-name="T2">Warm down: </text:span>700m</text:p>
      <text:p text:style-name="P13"><text:soft-page-break/>Mon Aug 12, 2019 <text:span text:style-name="T2">7 miles</text:span></text:p>
      <text:p text:style-name="P13">I ran with our running group on the Greendale Cemetery 510 meter loop.</text:p>
      <text:p text:style-name="P13"><text:span text:style-name="T2">warm up:</text:span> 3 miles at about 10:30/mile and rest 2 minutes.</text:p>
      <text:p text:style-name="P14">Run: <text:span text:style-name="T3">1 x 200 meters and 7 x 510 meters with a 300 meter jog between the runs.</text:span></text:p>
      <text:p text:style-name="P13">Times for runs: 55s, 2:41, 2:35, 2:31, 2:24, 2:22, 2:11.2(6:54/mile pace), 2:31 </text:p>
      <text:p text:style-name="P13">The times between the runs averaged about 3:40.</text:p>
      <text:p text:style-name="P14">Warm down: <text:span text:style-name="T3">510 meters</text:span></text:p>
      <text:p text:style-name="P13"/>
      <text:p text:style-name="P15"><text:span text:style-name="T3">Wed <text:s/>Aug 14, 2019 6</text:span><text:span text:style-name="T2"> miles</text:span></text:p>
      <text:p text:style-name="P15">I ran with our running group on the Greendale Cemetery 510 meter loop.</text:p>
      <text:p text:style-name="P15"><text:span text:style-name="T2">warm up:</text:span> 2 miles at about 11:00/mile and rest a few minutes.</text:p>
      <text:p text:style-name="P17">Run: <text:span text:style-name="T3">1 x 200 meters and 7 x 510 meters with a 300 meter jog between the runs.</text:span></text:p>
      <text:p text:style-name="P15">Times for runs: 52s, 2:35, 2:33, 2:32, 2:29, 2:27, 2:25, 2:15 </text:p>
      <text:p text:style-name="P13">The times between the runs averaged about 3:40.</text:p>
      <text:p text:style-name="P14">Warm down: <text:span text:style-name="T3">510 meters</text:span></text:p>
      <text:p text:style-name="P13"/>
      <text:p text:style-name="P11">Wed Aug 21, 2019 </text:p>
      <text:p text:style-name="P11">I ran with 4 other runners on the 510 meter loop in Greendale Cemetery.</text:p>
      <text:p text:style-name="P12">warm up: <text:s/><text:span text:style-name="T3">2 miles at about 11:00/mile and rest a few minutes</text:span></text:p>
      <text:p text:style-name="P12">Run:<text:span text:style-name="T3"> </text:span></text:p>
      <text:p text:style-name="P11">1 x 200m in 55s with a 200m jog after</text:p>
      <text:p text:style-name="P11">2 x 510m in 2:34 and 2:35 with a 300m jog after each</text:p>
      <text:p text:style-name="P11">2 x 1020m in 5:11 and 5:17 with a 510m jog after each</text:p>
      <text:p text:style-name="P11">1 x 510m in 2:25 with a 510 m jog after </text:p>
      <text:p text:style-name="P11"/>
      <text:p text:style-name="P11"/>
      <text:p text:style-name="P11"/>
      <text:p text:style-name="P9">Sat Aug 24, 2019 <text:span text:style-name="T2">5.5 miles</text:span></text:p>
      <text:p text:style-name="P9">I ran with our running group in Greendale Cemetery. <text:s/>Six of us ran. </text:p>
      <text:p text:style-name="P10">warm up: <text:s/><text:span text:style-name="T3">1 mile including ¼ mile up to top of Limber Rd in 2:44</text:span></text:p>
      <text:p text:style-name="P10">Run:<text:span text:style-name="T3"> 3 x 1.5 miles: The 1.5 mile course went up, down, up and down on the cemetery main road. <text:s/>There was a total ascent of 176 feet over the 1.5 miles. <text:s/>We rested about 4 minutes after the first and second runs.</text:span></text:p>
      <text:p text:style-name="P9">We did the same workout on August 3, three weeks ago.</text:p>
      <text:p text:style-name="P9">Today's times: 14:33 (9:42/mile), <text:s text:c="2"/>13:56 (9:17/mile), 12:59 (8:39/mi)</text:p>
      <text:p text:style-name="P9">Aug 3<text:span text:style-name="T11">rd</text:span> times: 15:11 (10:07/mile), 13:50 (9:13/mile), 13:04 (8:43/mi) </text:p>
      <text:p text:style-name="P9"/>
      <text:p text:style-name="P33"/>
      <text:p text:style-name="P15"><text:soft-page-break/>Wed Sept 4, 2019 <text:span text:style-name="T2">6.5 miles</text:span></text:p>
      <text:p text:style-name="P15">I ran on the Greendale Cemetery loop with 4 other runners.</text:p>
      <text:p text:style-name="P17">warm up: <text:s text:c="2"/><text:span text:style-name="T3">0.3 mile jog to the cemetery</text:span></text:p>
      <text:p text:style-name="P15">2 miles on the 510 meter loop averaging about 10:25/mile</text:p>
      <text:p text:style-name="P15">a few minute rest and then a 510 meter jog followed by a few minute rest</text:p>
      <text:p text:style-name="P17">Run:<text:span text:style-name="T3"> <text:s/>1 x 200m, Time: 57s, <text:s/>jog 200m </text:span></text:p>
      <text:p text:style-name="P15">2 x 510m, Times: 2:43, 2:38, jog 300m after each</text:p>
      <text:p text:style-name="P15">2 x 1020m, Times: (2:40+2:34) = 5:14, (2:31+2:26) = 4:57, jog 510m after each</text:p>
      <text:p text:style-name="P15">1 x 510m, Time: 2:15.8, jog 510m</text:p>
      <text:p text:style-name="P15">Running got easier for me as I ran. That's why my times got faster as I ran. <text:s/>That's also why I need to take a long warm up before racing and running intervals.</text:p>
      <text:p text:style-name="P15">Note: 1020m in 4:57 is 7:49/mile, <text:s/>510m in 2:15.8 is 7:07/mile </text:p>
      <text:p text:style-name="P15"/>
      <text:p text:style-name="P15">Mon Sept 9, 2019 <text:span text:style-name="T2">3.75 miles</text:span> </text:p>
      <text:p text:style-name="P15">I ran with 6 other runners on the high school track.</text:p>
      <text:p text:style-name="P15"><text:span text:style-name="T2">warm up:</text:span> 1.75 miles at various paces</text:p>
      <text:p text:style-name="P15"><text:span text:style-name="T2">Run:</text:span> 1 x 200m in 57s followed by a 200m jog</text:p>
      <text:p text:style-name="P15">4 x 400m run with a 200m jog between the runs</text:p>
      <text:p text:style-name="P15">Times: 1:58, 1:57, 2:01, 1:52</text:p>
      <text:p text:style-name="P15">The jogs were at about 12:00/mile.</text:p>
      <text:p text:style-name="P15"><text:span text:style-name="T2">Warm down: </text:span><text:s/>400m jog</text:p>
      <text:p text:style-name="P17"/>
      <text:p text:style-name="P15">Wed <text:s/>Sept 11, 2019 5<text:span text:style-name="T2"> miles</text:span></text:p>
      <text:p text:style-name="P15">I ran with 5 other runners on the high school track.</text:p>
      <text:p text:style-name="P15"><text:span text:style-name="T2">warm up:</text:span> <text:s/>3 miles at various paces including 2 x 200m in 57s and 62s</text:p>
      <text:p text:style-name="P15"><text:span text:style-name="T2">Run:</text:span> 3200m in (8:00 + 8:05) = 16:05 </text:p>
      <text:p text:style-name="P15"/>
      <text:p text:style-name="P15">Wed Sept 25, 2019 <text:span text:style-name="T2">9.1 miles</text:span></text:p>
      <text:p text:style-name="P15">In the morning I walked about 0.1 mile during each mile and averaged 12:18/mile for 6 miles on hilly roads.</text:p>
      <text:p text:style-name="P15">In the afternoon I ran with 5 other runners on the high school track.</text:p>
      <text:list xml:id="list6572540233666411602" text:style-name="L1">
        <text:list-item>
          <text:list>
            <text:list-header>
              <text:p text:style-name="P34">1.75 mile warm up at about 10:00/mile and rest a few minutes</text:p>
              <text:p text:style-name="P34">1 x 200, 4 x 400, 1 x 200 with about a 350m jog after each run. <text:s/></text:p>
              <text:p text:style-name="P34">Times: 57s, 2:00, 1:58, 2:01, 1:59, 57s</text:p>
            </text:list-header>
          </text:list>
        </text:list-item>
      </text:list>
      <text:p text:style-name="P15"/>
      <text:p text:style-name="P19">Mon Sept 30, 2019 <text:span text:style-name="T2">5 miles</text:span> </text:p>
      <text:p text:style-name="P19">I ran with 4 other runners on the high school track</text:p>
      <text:p text:style-name="P19"><text:span text:style-name="T2">warm up:</text:span> 2 miles in 10:15 + 9:34 = 19:49 and rest a few minutes</text:p>
      <text:p text:style-name="P20">Run: <text:s/><text:span text:style-name="T3">2 x 200m, 6 x 400m with a 200m jog after each. <text:s/></text:span></text:p>
      <text:p text:style-name="P19">Times: 58s, 1:02, 2:02, 2:00, 2:02, 1:54, 2:02, 1:59</text:p>
      <text:p text:style-name="P20">Warm down: <text:span text:style-name="T3">jog</text:span> <text:span text:style-name="T3">600m </text:span></text:p>
      <text:p text:style-name="P15"><text:soft-page-break/><text:span text:style-name="T3">Wed Oct 2, 2019 </text:span><text:span text:style-name="T2">4.75 miles</text:span><text:span text:style-name="T3"> <text:s text:c="2"/></text:span></text:p>
      <text:p text:style-name="P16">I ran on the high school track with 6 other runners.</text:p>
      <text:p text:style-name="P18">warm up: <text:s/><text:span text:style-name="T3">2.25 miles at about 10:20/mile, 1 x 200 in 64s, and jog 200m</text:span></text:p>
      <text:p text:style-name="P18">Run: <text:span text:style-name="T3">2 miles in 16:11, Splits: 8:12, 7:59</text:span></text:p>
      <text:p text:style-name="P18">warm down: <text:span text:style-name="T3">400m jog</text:span></text:p>
      <text:p text:style-name="P16"/>
      <text:p text:style-name="P16">Mon Oct 7, 2019 <text:span text:style-name="T2">9.6 miles</text:span></text:p>
      <text:p text:style-name="P16"><text:span text:style-name="T2">In the morning I ran and walked 7 miles on hilly roads. </text:span><text:s/></text:p>
      <text:p text:style-name="P16">I ran the first 2 miles without walking and averaged 10:30/mile. <text:s/>For the last 5 miles I walked 0.2 miles at the beginning of each ½ mile and ran the rest. The average pace while I was walking and running was about 13:00/mile.</text:p>
      <text:p text:style-name="P18">In the afternoon I ran and jogged 3.6 miles on the high school track.</text:p>
      <text:p text:style-name="P16">The workout included a 1.5 mile warm up and: 1 x 200m (66s), 1 x 400m (2:27), 1 x 800m (4:56), 1 x 400m (2:30), 1 x 200m (60s). </text:p>
      <text:p text:style-name="P16">I jogged 200m or 400m after each run, and warmed down with a 400m jog. </text:p>
      <text:p text:style-name="P16"/>
      <text:p text:style-name="P16">Wed Oct 9, 2019 <text:span text:style-name="T2">7.75 miles</text:span></text:p>
      <text:p text:style-name="P16"><text:span text:style-name="T2">In the early afternoon I ran and walked 4 miles on hilly roads. </text:span><text:s/></text:p>
      <text:p text:style-name="P16">The first 2 miles I ran without walking and averaged 9:41/mile.</text:p>
      <text:p text:style-name="P16">The next 2 miles I walked 0.2 miles at the beginning of each ½ mile and averaged: 13:03/mile</text:p>
      <text:p text:style-name="P18">In late afternoon I ran with 6 other runners on the high school track.</text:p>
      <text:p text:style-name="P16"><text:span text:style-name="T2">Warm up:</text:span> 1.5 miles at <text:s/>about 10:00/mile and rest a few minutes</text:p>
      <text:p text:style-name="P16"><text:span text:style-name="T2">Run:</text:span> 2 x 200m in 58s and 59s and 4 x 400 in 2:03, 2:00, 1:58, 1:59</text:p>
      <text:p text:style-name="P16">We jogged 200m after each run and another 400m at the end to warm down.</text:p>
      <text:p text:style-name="P16"/>
      <text:p text:style-name="P16">Mon Oct 28, 2019 <text:span text:style-name="T2">4.5 miles</text:span> </text:p>
      <text:p text:style-name="P16">In ran on the high school track with 5 other runners.</text:p>
      <text:p text:style-name="P18">Warm up: <text:span text:style-name="T3">1.5 miles at various paces between 11 and 10 minutes per mile.</text:span></text:p>
      <text:p text:style-name="P18">Run:<text:span text:style-name="T3"> <text:s/>1 x 200m and 7 x 400m with a 200m jog between the runs.</text:span></text:p>
      <text:p text:style-name="P16">Times: 1:02, 2:16, 2:15, 2:21, 1:58, 2:27, 1:51, 2:18</text:p>
      <text:p text:style-name="P18">Warm down:<text:span text:style-name="T3"> jog 400m</text:span></text:p>
      <text:p text:style-name="P16"/>
      <text:p text:style-name="P18"><text:span text:style-name="T3">Wed Oct 30, 2019 </text:span>5 miles<text:span text:style-name="T3"> <text:s/></text:span></text:p>
      <text:p text:style-name="P16">In ran on the high school track with 5 other runners</text:p>
      <text:p text:style-name="P16"><text:span text:style-name="T2">Warm up:</text:span> 2 miles in 10:25 and 9:15. Rest 7 minutes.</text:p>
      <text:p text:style-name="P16"><text:span text:style-name="T2">Run:</text:span> 1 x 200m, 1 x 400m, 3 x 600m, 1 x 400m, 1 x 200m </text:p>
      <text:p text:style-name="P16">We jogged 300m after each 600m and 200m after all the rest.</text:p>
      <text:p text:style-name="P16">Times: 58s, 1:59, 3:00, 2:54, 2:51, 1:53, 50.6s</text:p>
      <text:p text:style-name="P16"/>
      <text:p text:style-name="P22"><text:soft-page-break/>Mon Nov 4, 2019 <text:span text:style-name="T2">4.5 miles</text:span> <text:s text:c="2"/></text:p>
      <text:p text:style-name="P22">I ran with 4 other runners on the high school track.</text:p>
      <text:p text:style-name="P21">Warm up: <text:span text:style-name="T3">1.5 miles averaging about 10:15/mile. Rest 6 minutes</text:span></text:p>
      <text:p text:style-name="P21">Run:<text:span text:style-name="T3"> 2 x 200m, 5 x 400m with about 200 to 300m jogs between the runs</text:span></text:p>
      <text:p text:style-name="P22">Times: 1:10, 1:10, 2:21, 2:21, 2:19, 2:19, 2:10.8</text:p>
      <text:p text:style-name="P21">Warm down:<text:span text:style-name="T3"> 400m jog </text:span></text:p>
      <text:p text:style-name="P22"/>
      <text:p text:style-name="P21"><text:span text:style-name="T3">Wed Nov 6, 2019 </text:span>6 miles<text:span text:style-name="T3"> <text:s/></text:span></text:p>
      <text:p text:style-name="P22">In the morning I ran ½ mile down and then ½ mile up hill at a good pace.</text:p>
      <text:p text:style-name="P22">In the afternoon I ran on the high school track with 3 other runners.</text:p>
      <text:p text:style-name="P21">Warm up:<text:span text:style-name="T3"> 1.5 miles at about 10:30/mile.</text:span></text:p>
      <text:p text:style-name="P21">Run:<text:span text:style-name="T3"> 1 x 200m, 2 x 400m, 2 x 800m. 2 x 400m, 1 x 200m</text:span></text:p>
      <text:p text:style-name="P22">Times: 63s, 2:12, 2:10, 4:22, 4:14, 2:02, 2:02, 57s</text:p>
      <text:p text:style-name="P22">We jogged ¼ mile after the the 800m runs and 200m after all the other run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20-01-20T19:38:31.71</dc:date>
    <dc:creator>James  Lombardi</dc:creator>
    <meta:editing-duration>P4DT12H15M51S</meta:editing-duration>
    <meta:editing-cycles>397</meta:editing-cycles>
    <meta:generator>OpenOffice/4.1.2$Win32 OpenOffice.org_project/412m3$Build-9782</meta:generator>
    <meta:document-statistic meta:table-count="0" meta:image-count="0" meta:object-count="0" meta:page-count="10" meta:paragraph-count="300" meta:word-count="3244" meta:character-count="15942"/>
  </office:meta>
</office:document-meta>
</file>